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04a" officeooo:paragraph-rsid="0018b04a"/>
    </style:style>
    <style:style style:name="P2" style:family="paragraph" style:parent-style-name="Standard">
      <style:text-properties fo:font-size="10pt" fo:font-style="italic" fo:font-weight="bold" officeooo:rsid="0019a023" officeooo:paragraph-rsid="0019a023" style:font-size-asian="8.75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text-properties fo:font-size="10pt" fo:font-style="italic" officeooo:rsid="0019a023" officeooo:paragraph-rsid="0019a023" style:font-size-asian="8.75pt" style:font-style-asian="italic" style:font-size-complex="10pt" style:font-style-complex="italic"/>
    </style:style>
    <style:style style:name="P4" style:family="paragraph" style:parent-style-name="Standard">
      <style:text-properties fo:font-size="10pt" fo:font-style="normal" fo:font-weight="normal" officeooo:rsid="0019a023" officeooo:paragraph-rsid="0019a023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fo:font-style="normal" fo:font-weight="bold" officeooo:rsid="0019a023" officeooo:paragraph-rsid="0019a023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text-properties officeooo:paragraph-rsid="001d50ca"/>
    </style:style>
    <style:style style:name="P7" style:family="paragraph" style:parent-style-name="Standard" style:list-style-name="L1">
      <style:text-properties fo:font-size="10pt" fo:font-style="normal" fo:font-weight="normal" officeooo:rsid="0019a023" officeooo:paragraph-rsid="0019a023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1">
      <style:text-properties fo:font-size="10pt" fo:font-style="normal" fo:font-weight="normal" officeooo:rsid="0019d975" officeooo:paragraph-rsid="0019d975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1">
      <style:text-properties fo:font-size="10pt" fo:font-style="normal" fo:font-weight="normal" officeooo:rsid="001bcc51" officeooo:paragraph-rsid="001bcc51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1">
      <style:text-properties fo:font-size="10pt" fo:font-style="normal" fo:font-weight="normal" officeooo:rsid="001d8d58" officeooo:paragraph-rsid="001d8d58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fo:font-size="10pt" fo:font-style="italic" fo:font-weight="bold" officeooo:rsid="0019a023" officeooo:paragraph-rsid="0019a023" style:font-size-asian="8.75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text-properties fo:font-size="10pt" fo:font-style="italic" fo:font-weight="bold" officeooo:rsid="002003d8" officeooo:paragraph-rsid="002003d8" style:font-size-asian="8.75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text-properties fo:font-size="10pt" fo:font-style="italic" fo:font-weight="bold" officeooo:rsid="0018b04a" officeooo:paragraph-rsid="0018b04a" style:font-size-asian="8.75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text-properties fo:font-size="10pt" fo:font-style="italic" fo:font-weight="bold" officeooo:rsid="002201b9" officeooo:paragraph-rsid="002201b9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text-properties fo:font-size="10pt" fo:font-style="italic" fo:font-weight="bold" officeooo:rsid="0023594e" officeooo:paragraph-rsid="0023594e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text-properties fo:font-size="10pt" fo:font-style="italic" fo:font-weight="normal" officeooo:rsid="002003d8" officeooo:paragraph-rsid="002003d8" style:font-size-asian="8.75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>
        <style:tab-stops>
          <style:tab-stop style:position="4.2799in"/>
        </style:tab-stops>
      </style:paragraph-properties>
      <style:text-properties fo:font-size="10pt" fo:font-style="italic" fo:font-weight="normal" officeooo:rsid="002003d8" officeooo:paragraph-rsid="002003d8" style:font-size-asian="8.75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text-properties fo:font-size="10pt" fo:font-style="italic" fo:font-weight="normal" officeooo:rsid="0019d975" officeooo:paragraph-rsid="0019d975" style:font-size-asian="8.75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text-properties fo:font-size="10pt" fo:font-style="italic" fo:font-weight="normal" officeooo:rsid="002003d8" officeooo:paragraph-rsid="002003d8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text-properties fo:font-size="10pt" fo:font-style="italic" fo:font-weight="normal" officeooo:rsid="00224e17" officeooo:paragraph-rsid="00224e17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text-properties fo:font-size="10pt" fo:font-style="italic" officeooo:rsid="0019a023" officeooo:paragraph-rsid="0019a023" style:font-size-asian="8.75pt" style:font-style-asian="italic" style:font-size-complex="10pt" style:font-style-complex="italic"/>
    </style:style>
    <style:style style:name="P22" style:family="paragraph" style:parent-style-name="Standard">
      <style:text-properties officeooo:rsid="0019a023" officeooo:paragraph-rsid="0019a023"/>
    </style:style>
    <style:style style:name="P23" style:family="paragraph" style:parent-style-name="Standard">
      <style:text-properties officeooo:rsid="0018b04a" officeooo:paragraph-rsid="002201b9"/>
    </style:style>
    <style:style style:name="P24" style:family="paragraph" style:parent-style-name="Standard">
      <style:text-properties officeooo:paragraph-rsid="0018b04a"/>
    </style:style>
    <style:style style:name="P25" style:family="paragraph" style:parent-style-name="Standard">
      <style:text-properties fo:font-size="12pt" fo:font-style="normal" fo:font-weight="normal" officeooo:rsid="0023594e" officeooo:paragraph-rsid="0023594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2686cf" officeooo:paragraph-rsid="002686c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23594e" officeooo:paragraph-rsid="0023594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2537bb" officeooo:paragraph-rsid="002537b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9d975"/>
    </style:style>
    <style:style style:name="T2" style:family="text">
      <style:text-properties officeooo:rsid="001bcc5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style="normal" fo:font-weight="normal" officeooo:rsid="001d50ca" style:font-size-asian="8.75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bold" officeooo:rsid="001f7283" style:font-size-asian="8.75pt" style:font-style-asian="normal" style:font-weight-asian="bold" style:font-size-complex="10pt" style:font-style-complex="normal" style:font-weight-complex="bold"/>
    </style:style>
    <style:style style:name="T6" style:family="text">
      <style:text-properties fo:font-size="10pt" fo:font-style="normal" fo:font-weight="bold" officeooo:rsid="002003d8" style:font-size-asian="8.75pt" style:font-style-asian="normal" style:font-weight-asian="bold" style:font-size-complex="10pt" style:font-style-complex="normal" style:font-weight-complex="bold"/>
    </style:style>
    <style:style style:name="T7" style:family="text">
      <style:text-properties officeooo:rsid="002201b9"/>
    </style:style>
    <style:style style:name="T8" style:family="text">
      <style:text-properties officeooo:rsid="0018b04a"/>
    </style:style>
    <style:style style:name="T9" style:family="text">
      <style:text-properties officeooo:rsid="002359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DELING</text:p>
      <text:p text:style-name="P5"/>
      <text:p text:style-name="P12">Introduction</text:p>
      <text:p text:style-name="P19">Describe the system</text:p>
      <text:p text:style-name="P12"/>
      <text:p text:style-name="P2">General Assumptions</text:p>
      <text:p text:style-name="P16">General Assumption to let better understand how the system work</text:p>
      <text:p text:style-name="P4"/>
      <text:p text:style-name="P2"/>
      <text:p text:style-name="P2">Preliminar Validation</text:p>
      <text:p text:style-name="P17">Analyze the assumptions to validate the correctness of the system</text:p>
      <text:p text:style-name="P2"/>
      <text:p text:style-name="P2"/>
      <text:p text:style-name="P2">Factors</text:p>
      <text:p text:style-name="P18">Factors that may affect the systems</text:p>
      <text:list xml:id="list977060138" text:style-name="L1">
        <text:list-item>
          <text:p text:style-name="P7">Minion <text:span text:style-name="T1">Arrival Time</text:span></text:p>
        </text:list-item>
        <text:list-item>
          <text:p text:style-name="P7">Minion <text:span text:style-name="T1">Service Time (Life)</text:span></text:p>
        </text:list-item>
        <text:list-item>
          <text:p text:style-name="P8">Boss Arrival Time</text:p>
        </text:list-item>
        <text:list-item>
          <text:p text:style-name="P8">Boss Service Time (Life)</text:p>
        </text:list-item>
        <text:list-item>
          <text:p text:style-name="P8">Minion/Boss Service Distribution (Exponential or Constant)</text:p>
        </text:list-item>
        <text:list-item>
          <text:p text:style-name="P8">??? <text:span text:style-name="T2">Recovering Rate (tot set the difficulty game mode)</text:span></text:p>
          <text:list>
            <text:list-item>
              <text:p text:style-name="P6"><text:span text:style-name="T4">example: choose between: </text:span><text:span text:style-name="T5">no-minion-recover, </text:span><text:span text:style-name="T6">100% recover rate, x% recover rate</text:span></text:p>
            </text:list-item>
          </text:list>
        </text:list-item>
        <text:list-item>
          <text:p text:style-name="P9">simulation time (to set the player life strength)</text:p>
          <text:list>
            <text:list-item>
              <text:p text:style-name="P10">example: choose between : <text:span text:style-name="T3">low, medium high</text:span></text:p>
            </text:list-item>
          </text:list>
        </text:list-item>
      </text:list>
      <text:p text:style-name="P2"/>
      <text:p text:style-name="P3"/>
      <text:p text:style-name="P3"/>
      <text:p text:style-name="P22"/>
      <text:p text:style-name="P1">IMPLEMENTATION</text:p>
      <text:p text:style-name="P13"/>
      <text:p text:style-name="P14">Modules</text:p>
      <text:p text:style-name="P14"/>
      <text:p text:style-name="P14">Messages</text:p>
      <text:p text:style-name="P14"/>
      <text:p text:style-name="P14">Modules Behaviour</text:p>
      <text:p text:style-name="P14"/>
      <text:p text:style-name="P14"/>
      <text:p text:style-name="P23"/>
      <text:p text:style-name="P24"><text:span text:style-name="T8">VERIFICATION</text:span></text:p>
      <text:p text:style-name="P20">Tests made to verify <text:span text:style-name="T9">if the</text:span> implementation <text:span text:style-name="T9">reflects correctly the model</text:span></text:p>
      <text:p text:style-name="P20"/>
      <text:p text:style-name="P15">Deterministic and Simple Cases</text:p>
      <text:p text:style-name="P15"/>
      <text:p text:style-name="P15">Degeneracy Tests</text:p>
      <text:p text:style-name="P15"/>
      <text:p text:style-name="P15">Consistency Tests</text:p>
      <text:p text:style-name="P15"/>
      <text:p text:style-name="P15">Continuity Tests</text:p>
      <text:p text:style-name="P15"/>
      <text:p text:style-name="P15">Test Simulation for …</text:p>
      <text:p text:style-name="P15"/>
      <text:p text:style-name="P15">Verification Against Theoretical Model</text:p>
      <text:p text:style-name="P15"/>
      <text:p text:style-name="P25"/>
      <text:p text:style-name="P25"/>
      <text:p text:style-name="P25"/>
      <text:p text:style-name="P25"/>
      <text:p text:style-name="P25"/>
      <text:p text:style-name="P25"/>
      <text:p text:style-name="P26">FACTORS CALIBRATION </text:p>
      <text:p text:style-name="P26"><text:soft-page-break/></text:p>
      <text:p text:style-name="P27">SIMULATION EXPERIMENTS</text:p>
      <text:p text:style-name="P27"/>
      <text:p text:style-name="P27"/>
      <text:p text:style-name="P28">CONCLUS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11:46:48.955363274</meta:creation-date>
    <dc:date>2022-11-11T09:00:28.755315310</dc:date>
    <meta:editing-duration>PT4H57M36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139" meta:character-count="954" meta:non-whitespace-character-count="856"/>
  </office:meta>
</office:document-meta>
</file>